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 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1bbf" officeooo:paragraph-rsid="001a0bea"/>
    </style:style>
    <style:style style:name="P2" style:family="paragraph" style:parent-style-name="Standard">
      <style:text-properties officeooo:rsid="001a0bea" officeooo:paragraph-rsid="001a0bea"/>
    </style:style>
    <style:style style:name="P3" style:family="paragraph" style:parent-style-name="Standard">
      <style:text-properties officeooo:rsid="001c99a3" officeooo:paragraph-rsid="001c99a3"/>
    </style:style>
    <style:style style:name="P4" style:family="paragraph" style:parent-style-name="Standard">
      <style:text-properties officeooo:rsid="001f68fb" officeooo:paragraph-rsid="001f68fb"/>
    </style:style>
    <style:style style:name="P5" style:family="paragraph" style:parent-style-name="Standard">
      <style:text-properties officeooo:rsid="001f68fb" officeooo:paragraph-rsid="0020974c"/>
    </style:style>
    <style:style style:name="P6" style:family="paragraph" style:parent-style-name="Standard">
      <style:text-properties officeooo:rsid="001fde5e" officeooo:paragraph-rsid="001fde5e"/>
    </style:style>
    <style:style style:name="P7" style:family="paragraph" style:parent-style-name="Standard">
      <style:text-properties officeooo:rsid="00209198" officeooo:paragraph-rsid="00209198"/>
    </style:style>
    <style:style style:name="P8" style:family="paragraph" style:parent-style-name="Standard">
      <style:text-properties officeooo:rsid="0020974c" officeooo:paragraph-rsid="0020974c"/>
    </style:style>
    <style:style style:name="P9" style:family="paragraph" style:parent-style-name="Standard">
      <style:text-properties officeooo:rsid="0020974c" officeooo:paragraph-rsid="0023bd93"/>
    </style:style>
    <style:style style:name="P10" style:family="paragraph" style:parent-style-name="Standard">
      <style:text-properties officeooo:rsid="00247759" officeooo:paragraph-rsid="00247759"/>
    </style:style>
    <style:style style:name="P11" style:family="paragraph" style:parent-style-name="Standard">
      <style:text-properties officeooo:rsid="00247759" officeooo:paragraph-rsid="0027839a"/>
    </style:style>
    <style:style style:name="P12" style:family="paragraph" style:parent-style-name="Standard">
      <style:text-properties officeooo:rsid="0027839a" officeooo:paragraph-rsid="0027839a"/>
    </style:style>
    <style:style style:name="P13" style:family="paragraph" style:parent-style-name="Standard">
      <style:text-properties officeooo:rsid="0029e449" officeooo:paragraph-rsid="0029e449"/>
    </style:style>
    <style:style style:name="P14" style:family="paragraph" style:parent-style-name="Standard">
      <style:text-properties officeooo:rsid="002d760f" officeooo:paragraph-rsid="002d760f"/>
    </style:style>
    <style:style style:name="P15" style:family="paragraph" style:parent-style-name="Standard">
      <style:text-properties officeooo:rsid="00301309" officeooo:paragraph-rsid="00301309"/>
    </style:style>
    <style:style style:name="P16" style:family="paragraph" style:parent-style-name="Standard">
      <style:text-properties officeooo:rsid="0030f016" officeooo:paragraph-rsid="0030f016"/>
    </style:style>
    <style:style style:name="P17" style:family="paragraph" style:parent-style-name="Standard">
      <style:text-properties officeooo:rsid="0032a773" officeooo:paragraph-rsid="0032a773"/>
    </style:style>
    <style:style style:name="P18" style:family="paragraph" style:parent-style-name="Standard">
      <style:text-properties officeooo:rsid="00337a28" officeooo:paragraph-rsid="00337a28"/>
    </style:style>
    <style:style style:name="P19" style:family="paragraph" style:parent-style-name="Standard">
      <style:text-properties officeooo:rsid="0034fba2" officeooo:paragraph-rsid="00366c96"/>
    </style:style>
    <style:style style:name="P20" style:family="paragraph" style:parent-style-name="Standard">
      <style:text-properties officeooo:rsid="00385439" officeooo:paragraph-rsid="00385439"/>
    </style:style>
    <style:style style:name="P21" style:family="paragraph" style:parent-style-name="Standard">
      <style:text-properties officeooo:rsid="003986b6" officeooo:paragraph-rsid="003986b6"/>
    </style:style>
    <style:style style:name="P22" style:family="paragraph" style:parent-style-name="Standard">
      <style:text-properties officeooo:rsid="003acb37" officeooo:paragraph-rsid="003acb37"/>
    </style:style>
    <style:style style:name="P23" style:family="paragraph" style:parent-style-name="Standard">
      <style:text-properties officeooo:rsid="003c13f8" officeooo:paragraph-rsid="003c13f8"/>
    </style:style>
    <style:style style:name="P24" style:family="paragraph" style:parent-style-name="Standard">
      <style:text-properties officeooo:rsid="003c440f" officeooo:paragraph-rsid="003c440f"/>
    </style:style>
    <style:style style:name="P25" style:family="paragraph" style:parent-style-name="Standard">
      <style:text-properties officeooo:rsid="003cb9a1" officeooo:paragraph-rsid="003cb9a1"/>
    </style:style>
    <style:style style:name="P26" style:family="paragraph" style:parent-style-name="Standard">
      <style:text-properties officeooo:rsid="00366c96" officeooo:paragraph-rsid="00366c96"/>
    </style:style>
    <style:style style:name="P27" style:family="paragraph" style:parent-style-name="Standard">
      <style:text-properties officeooo:rsid="003e76f7" officeooo:paragraph-rsid="003e76f7"/>
    </style:style>
    <style:style style:name="P28" style:family="paragraph" style:parent-style-name="Standard">
      <style:text-properties officeooo:rsid="003f2570" officeooo:paragraph-rsid="003f2570"/>
    </style:style>
    <style:style style:name="P29" style:family="paragraph" style:parent-style-name="Standard">
      <style:text-properties officeooo:rsid="0043b053" officeooo:paragraph-rsid="0043b053"/>
    </style:style>
    <style:style style:name="P30" style:family="paragraph" style:parent-style-name="Standard">
      <style:text-properties officeooo:rsid="0046a191" officeooo:paragraph-rsid="0046a191"/>
    </style:style>
    <style:style style:name="P31" style:family="paragraph" style:parent-style-name="Standard">
      <style:text-properties officeooo:rsid="00470ea6" officeooo:paragraph-rsid="00470ea6"/>
    </style:style>
    <style:style style:name="P32" style:family="paragraph" style:parent-style-name="Standard">
      <style:text-properties officeooo:rsid="0048fec9" officeooo:paragraph-rsid="0048fec9"/>
    </style:style>
    <style:style style:name="P33" style:family="paragraph" style:parent-style-name="Standard">
      <style:text-properties officeooo:rsid="004a4af3" officeooo:paragraph-rsid="004a4af3"/>
    </style:style>
    <style:style style:name="P34" style:family="paragraph" style:parent-style-name="Standard">
      <style:text-properties officeooo:rsid="004b5a17" officeooo:paragraph-rsid="004b5a17"/>
    </style:style>
    <style:style style:name="P35" style:family="paragraph" style:parent-style-name="Standard">
      <style:text-properties officeooo:rsid="004cec75" officeooo:paragraph-rsid="004cec75"/>
    </style:style>
    <style:style style:name="P36" style:family="paragraph" style:parent-style-name="Standard">
      <style:text-properties officeooo:rsid="004eb3b3" officeooo:paragraph-rsid="004eb3b3"/>
    </style:style>
    <style:style style:name="P37" style:family="paragraph" style:parent-style-name="Standard">
      <style:text-properties officeooo:rsid="004f2676" officeooo:paragraph-rsid="004f2676"/>
    </style:style>
    <style:style style:name="P38" style:family="paragraph" style:parent-style-name="Standard">
      <style:text-properties officeooo:rsid="005166a6" officeooo:paragraph-rsid="005166a6"/>
    </style:style>
    <style:style style:name="P39" style:family="paragraph" style:parent-style-name="Standard">
      <style:text-properties officeooo:rsid="00570f88" officeooo:paragraph-rsid="005166a6"/>
    </style:style>
    <style:style style:name="P40" style:family="paragraph" style:parent-style-name="Standard">
      <style:text-properties officeooo:rsid="005beaed" officeooo:paragraph-rsid="005beaed"/>
    </style:style>
    <style:style style:name="P41" style:family="paragraph" style:parent-style-name="Text_20_body">
      <style:text-properties officeooo:rsid="00645aa0" officeooo:paragraph-rsid="00645aa0"/>
    </style:style>
    <style:style style:name="P42" style:family="paragraph" style:parent-style-name="Text_20_body">
      <style:text-properties officeooo:paragraph-rsid="00645aa0"/>
    </style:style>
    <style:style style:name="P43" style:family="paragraph" style:parent-style-name="Text_20_body">
      <style:text-properties officeooo:rsid="0066ef45" officeooo:paragraph-rsid="006914d2"/>
    </style:style>
    <style:style style:name="P44" style:family="paragraph" style:parent-style-name="Text_20_body">
      <style:text-properties officeooo:rsid="006a9131" officeooo:paragraph-rsid="006a9131"/>
    </style:style>
    <style:style style:name="P45" style:family="paragraph" style:parent-style-name="Text_20_body">
      <style:text-properties officeooo:rsid="006c87bb" officeooo:paragraph-rsid="006c87bb"/>
    </style:style>
    <style:style style:name="P46" style:family="paragraph" style:parent-style-name="Text_20_body">
      <style:text-properties officeooo:rsid="006e47a4" officeooo:paragraph-rsid="006e47a4"/>
    </style:style>
    <style:style style:name="P47" style:family="paragraph" style:parent-style-name="Text_20_body">
      <style:text-properties officeooo:rsid="006ff7d1" officeooo:paragraph-rsid="006ff7d1"/>
    </style:style>
    <style:style style:name="P48" style:family="paragraph" style:parent-style-name="Text_20_body">
      <style:text-properties officeooo:rsid="00739a54" officeooo:paragraph-rsid="00739a54"/>
    </style:style>
    <style:style style:name="P49" style:family="paragraph" style:parent-style-name="Text_20_body">
      <style:text-properties officeooo:rsid="00746718" officeooo:paragraph-rsid="00746718"/>
    </style:style>
    <style:style style:name="P50" style:family="paragraph" style:parent-style-name="Text_20_body">
      <style:text-properties officeooo:paragraph-rsid="0075b124"/>
    </style:style>
    <style:style style:name="P51" style:family="paragraph" style:parent-style-name="Text_20_body">
      <style:text-properties officeooo:rsid="0079914e" officeooo:paragraph-rsid="0079914e"/>
    </style:style>
    <style:style style:name="P52" style:family="paragraph" style:parent-style-name="Text_20_body">
      <style:text-properties officeooo:rsid="0079914e" officeooo:paragraph-rsid="007b63cd"/>
    </style:style>
    <style:style style:name="P53" style:family="paragraph" style:parent-style-name="Text_20_body">
      <style:text-properties officeooo:rsid="007b63cd" officeooo:paragraph-rsid="007b63cd"/>
    </style:style>
    <style:style style:name="P54" style:family="paragraph" style:parent-style-name="Text_20_body">
      <style:text-properties officeooo:rsid="007bd4a2" officeooo:paragraph-rsid="007ca126"/>
    </style:style>
    <style:style style:name="P55" style:family="paragraph" style:parent-style-name="Text_20_body">
      <style:text-properties officeooo:rsid="007bd4a2" officeooo:paragraph-rsid="007bd4a2"/>
    </style:style>
    <style:style style:name="P56" style:family="paragraph" style:parent-style-name="Text_20_body">
      <style:text-properties officeooo:paragraph-rsid="007bd4a2"/>
    </style:style>
    <style:style style:name="P57" style:family="paragraph" style:parent-style-name="Text_20_body">
      <style:text-properties officeooo:rsid="007d7e02" officeooo:paragraph-rsid="007d7e02"/>
    </style:style>
    <style:style style:name="P58" style:family="paragraph" style:parent-style-name="Text_20_body">
      <style:text-properties officeooo:rsid="007d9fd4" officeooo:paragraph-rsid="007d9fd4"/>
    </style:style>
    <style:style style:name="P59" style:family="paragraph" style:parent-style-name="Text_20_body">
      <style:text-properties officeooo:rsid="007f0f89" officeooo:paragraph-rsid="007f0f89"/>
    </style:style>
    <style:style style:name="P60" style:family="paragraph" style:parent-style-name="Text_20_body">
      <style:text-properties officeooo:rsid="0068217a" officeooo:paragraph-rsid="006914d2"/>
    </style:style>
    <style:style style:name="P61" style:family="paragraph" style:parent-style-name="Text_20_body">
      <style:text-properties officeooo:rsid="00824532" officeooo:paragraph-rsid="00824532"/>
    </style:style>
    <style:style style:name="P62" style:family="paragraph" style:parent-style-name="Text_20_body">
      <style:text-properties officeooo:rsid="00838c7e" officeooo:paragraph-rsid="00838c7e"/>
    </style:style>
    <style:style style:name="P63" style:family="paragraph" style:parent-style-name="Text_20_body">
      <style:text-properties officeooo:rsid="0083e1ed" officeooo:paragraph-rsid="0083e1ed"/>
    </style:style>
    <style:style style:name="P64" style:family="paragraph" style:parent-style-name="Text_20_body">
      <style:text-properties officeooo:rsid="0085a420" officeooo:paragraph-rsid="0085a420"/>
    </style:style>
    <style:style style:name="P65" style:family="paragraph" style:parent-style-name="Text_20_body">
      <style:text-properties officeooo:rsid="008765cb" officeooo:paragraph-rsid="008765cb"/>
    </style:style>
    <style:style style:name="P66" style:family="paragraph" style:parent-style-name="Text_20_body">
      <style:text-properties officeooo:rsid="00876fd7" officeooo:paragraph-rsid="00876fd7"/>
    </style:style>
    <style:style style:name="P67" style:family="paragraph" style:parent-style-name="Text_20_body">
      <style:text-properties officeooo:rsid="0088808e" officeooo:paragraph-rsid="0088808e"/>
    </style:style>
    <style:style style:name="P68" style:family="paragraph" style:parent-style-name="Text_20_body">
      <style:text-properties officeooo:rsid="00891fa8" officeooo:paragraph-rsid="00891fa8"/>
    </style:style>
    <style:style style:name="P69" style:family="paragraph" style:parent-style-name="Text_20_body">
      <style:text-properties officeooo:rsid="008d0a77" officeooo:paragraph-rsid="008d0a77"/>
    </style:style>
    <style:style style:name="P70" style:family="paragraph" style:parent-style-name="Text_20_body">
      <style:text-properties officeooo:rsid="008e11e9" officeooo:paragraph-rsid="008e11e9"/>
    </style:style>
    <style:style style:name="P71" style:family="paragraph" style:parent-style-name="Text_20_body">
      <style:text-properties officeooo:rsid="008f92da" officeooo:paragraph-rsid="008f92da"/>
    </style:style>
    <style:style style:name="P72" style:family="paragraph" style:parent-style-name="Text_20_body">
      <style:text-properties officeooo:rsid="00929f47" officeooo:paragraph-rsid="00934470"/>
    </style:style>
    <style:style style:name="P73" style:family="paragraph" style:parent-style-name="Text_20_body">
      <style:text-properties officeooo:rsid="00934470" officeooo:paragraph-rsid="00934470"/>
    </style:style>
    <style:style style:name="P74" style:family="paragraph" style:parent-style-name="Text_20_body">
      <style:text-properties officeooo:rsid="009488c9" officeooo:paragraph-rsid="009488c9"/>
    </style:style>
    <style:style style:name="P75" style:family="paragraph" style:parent-style-name="Text_20_body">
      <style:text-properties officeooo:paragraph-rsid="009488c9"/>
    </style:style>
    <style:style style:name="P76" style:family="paragraph" style:parent-style-name="Text_20_body">
      <style:text-properties officeooo:rsid="00963551" officeooo:paragraph-rsid="009725d1"/>
    </style:style>
    <style:style style:name="P77" style:family="paragraph" style:parent-style-name="Text_20_body">
      <style:text-properties officeooo:rsid="009725d1" officeooo:paragraph-rsid="009725d1"/>
    </style:style>
    <style:style style:name="P78" style:family="paragraph" style:parent-style-name="Text_20_body">
      <style:text-properties officeooo:rsid="00984975" officeooo:paragraph-rsid="00984975"/>
    </style:style>
    <style:style style:name="P79" style:family="paragraph" style:parent-style-name="Text_20_body">
      <style:text-properties officeooo:rsid="00991568" officeooo:paragraph-rsid="00991568"/>
    </style:style>
    <style:style style:name="P80" style:family="paragraph" style:parent-style-name="Text_20_body">
      <style:text-properties officeooo:rsid="0099d10f" officeooo:paragraph-rsid="0099d10f"/>
    </style:style>
    <style:style style:name="P81" style:family="paragraph" style:parent-style-name="Text_20_body">
      <style:text-properties officeooo:rsid="009c5df0" officeooo:paragraph-rsid="009c5df0"/>
    </style:style>
    <style:style style:name="P82" style:family="paragraph" style:parent-style-name="Text_20_body">
      <style:text-properties officeooo:rsid="009fc31c" officeooo:paragraph-rsid="009fc31c"/>
    </style:style>
    <style:style style:name="P83" style:family="paragraph" style:parent-style-name="Text_20_body">
      <style:text-properties officeooo:rsid="009fd401" officeooo:paragraph-rsid="009fd401"/>
    </style:style>
    <style:style style:name="P84" style:family="paragraph" style:parent-style-name="Text_20_body">
      <style:text-properties officeooo:rsid="00a1350d" officeooo:paragraph-rsid="00a1350d"/>
    </style:style>
    <style:style style:name="P85" style:family="paragraph" style:parent-style-name="Text_20_body">
      <style:text-properties officeooo:rsid="00a1d2f8" officeooo:paragraph-rsid="00a1d2f8"/>
    </style:style>
    <style:style style:name="P86" style:family="paragraph" style:parent-style-name="Text_20_body">
      <style:text-properties officeooo:rsid="00a2f37f" officeooo:paragraph-rsid="00a2f37f"/>
    </style:style>
    <style:style style:name="P87" style:family="paragraph" style:parent-style-name="Text_20_body">
      <style:text-properties officeooo:rsid="00a34caf" officeooo:paragraph-rsid="00a34caf"/>
    </style:style>
    <style:style style:name="P88" style:family="paragraph" style:parent-style-name="Text_20_body">
      <style:text-properties officeooo:rsid="00a49bb1" officeooo:paragraph-rsid="00a49bb1"/>
    </style:style>
    <style:style style:name="P89" style:family="paragraph" style:parent-style-name="Text_20_body">
      <style:text-properties officeooo:rsid="00a5d374" officeooo:paragraph-rsid="00a5d374"/>
    </style:style>
    <style:style style:name="P90" style:family="paragraph" style:parent-style-name="Text_20_body">
      <style:text-properties officeooo:rsid="00a6f9c5" officeooo:paragraph-rsid="00a6f9c5"/>
    </style:style>
    <style:style style:name="P91" style:family="paragraph" style:parent-style-name="Text_20_body">
      <style:text-properties officeooo:rsid="00a7ddf0" officeooo:paragraph-rsid="00a7ddf0"/>
    </style:style>
    <style:style style:name="P92" style:family="paragraph" style:parent-style-name="Text_20_body">
      <style:text-properties officeooo:rsid="00a8be77" officeooo:paragraph-rsid="00a8be77"/>
    </style:style>
    <style:style style:name="P93" style:family="paragraph" style:parent-style-name="Text_20_body">
      <style:text-properties officeooo:rsid="00a9e634" officeooo:paragraph-rsid="00a9e634"/>
    </style:style>
    <style:style style:name="P94" style:family="paragraph" style:parent-style-name="Text_20_body">
      <style:text-properties officeooo:rsid="00adfa17" officeooo:paragraph-rsid="00adfa17"/>
    </style:style>
    <style:style style:name="P95" style:family="paragraph" style:parent-style-name="Text_20_body">
      <style:text-properties officeooo:rsid="00af9ea2" officeooo:paragraph-rsid="00af9ea2"/>
    </style:style>
    <style:style style:name="P96" style:family="paragraph" style:parent-style-name="Text_20_body">
      <style:text-properties officeooo:rsid="00afe295" officeooo:paragraph-rsid="00afe295"/>
    </style:style>
    <style:style style:name="P97" style:family="paragraph" style:parent-style-name="Text_20_body">
      <style:text-properties officeooo:rsid="00b123f5" officeooo:paragraph-rsid="00b123f5"/>
    </style:style>
    <style:style style:name="P98" style:family="paragraph" style:parent-style-name="Text_20_body">
      <style:text-properties officeooo:rsid="00b29a54" officeooo:paragraph-rsid="00b29a54"/>
    </style:style>
    <style:style style:name="P99" style:family="paragraph" style:parent-style-name="Text_20_body">
      <style:text-properties officeooo:rsid="00b31cb2" officeooo:paragraph-rsid="00b31cb2"/>
    </style:style>
    <style:style style:name="P100" style:family="paragraph" style:parent-style-name="Text_20_body">
      <style:text-properties officeooo:rsid="00b512cb" officeooo:paragraph-rsid="00b512cb"/>
    </style:style>
    <style:style style:name="P101" style:family="paragraph" style:parent-style-name="Text_20_body">
      <style:text-properties officeooo:rsid="00b68f3b" officeooo:paragraph-rsid="00b68f3b"/>
    </style:style>
    <style:style style:name="P102" style:family="paragraph" style:parent-style-name="Text_20_body">
      <style:text-properties officeooo:rsid="0092c550" officeooo:paragraph-rsid="00934470"/>
    </style:style>
    <style:style style:name="P103" style:family="paragraph" style:parent-style-name="Text_20_body">
      <style:text-properties officeooo:rsid="00b6bad2" officeooo:paragraph-rsid="00b6bad2"/>
    </style:style>
    <style:style style:name="P104" style:family="paragraph" style:parent-style-name="Text_20_body">
      <style:text-properties officeooo:rsid="00ba0566" officeooo:paragraph-rsid="00ba0566"/>
    </style:style>
    <style:style style:name="P105" style:family="paragraph" style:parent-style-name="Text_20_body">
      <style:text-properties officeooo:rsid="00bab33c" officeooo:paragraph-rsid="00bab33c"/>
    </style:style>
    <style:style style:name="P106" style:family="paragraph" style:parent-style-name="Text_20_body">
      <style:text-properties officeooo:paragraph-rsid="00bab33c"/>
    </style:style>
    <style:style style:name="P107" style:family="paragraph" style:parent-style-name="Text_20_body">
      <style:text-properties officeooo:rsid="00bab6a3" officeooo:paragraph-rsid="00bab6a3"/>
    </style:style>
    <style:style style:name="P108" style:family="paragraph" style:parent-style-name="Text_20_body">
      <style:text-properties officeooo:rsid="00bd5551" officeooo:paragraph-rsid="00bd5551"/>
    </style:style>
    <style:style style:name="P109" style:family="paragraph" style:parent-style-name="Text_20_body">
      <style:text-properties officeooo:rsid="00be1ff9" officeooo:paragraph-rsid="00be1ff9"/>
    </style:style>
    <style:style style:name="P110" style:family="paragraph" style:parent-style-name="Text_20_body">
      <style:text-properties officeooo:rsid="00bf4511" officeooo:paragraph-rsid="00bf4511"/>
    </style:style>
    <style:style style:name="P111" style:family="paragraph" style:parent-style-name="Text_20_body">
      <style:text-properties officeooo:rsid="00c00f2a" officeooo:paragraph-rsid="00c00f2a"/>
    </style:style>
    <style:style style:name="P112" style:family="paragraph" style:parent-style-name="Text_20_body">
      <style:text-properties officeooo:rsid="00c0f35d" officeooo:paragraph-rsid="00c0f35d"/>
    </style:style>
    <style:style style:name="P113" style:family="paragraph" style:parent-style-name="Text_20_body">
      <style:text-properties officeooo:rsid="00c1fe15" officeooo:paragraph-rsid="00c1fe15"/>
    </style:style>
    <style:style style:name="P114" style:family="paragraph" style:parent-style-name="Text_20_body">
      <style:text-properties officeooo:rsid="00c281d5" officeooo:paragraph-rsid="00c281d5"/>
    </style:style>
    <style:style style:name="P115" style:family="paragraph" style:parent-style-name="Text_20_body">
      <style:text-properties officeooo:rsid="00c35714" officeooo:paragraph-rsid="00c35714"/>
    </style:style>
    <style:style style:name="P116" style:family="paragraph" style:parent-style-name="Text_20_body">
      <style:text-properties officeooo:rsid="00c519a7" officeooo:paragraph-rsid="00c519a7"/>
    </style:style>
    <style:style style:name="P117" style:family="paragraph" style:parent-style-name="Text_20_body">
      <style:text-properties officeooo:rsid="00c7108e" officeooo:paragraph-rsid="00c7108e"/>
    </style:style>
    <style:style style:name="P118" style:family="paragraph" style:parent-style-name="Text_20_body" style:list-style-name="L1">
      <style:paragraph-properties fo:orphans="2" fo:widows="2"/>
      <style:text-properties fo:font-variant="normal" fo:text-transform="none" fo:color="#000000" style:font-name="Arial" fo:font-size="9pt" fo:letter-spacing="normal" fo:font-style="normal" fo:font-weight="normal"/>
    </style:style>
    <style:style style:name="P119" style:family="paragraph" style:parent-style-name="Text_20_body">
      <style:text-properties officeooo:rsid="00c8f362" officeooo:paragraph-rsid="00c8f362"/>
    </style:style>
    <style:style style:name="P120" style:family="paragraph" style:parent-style-name="Text_20_body">
      <style:text-properties officeooo:rsid="00ca58ef" officeooo:paragraph-rsid="00ca58ef"/>
    </style:style>
    <style:style style:name="P121" style:family="paragraph" style:parent-style-name="Text_20_body">
      <style:text-properties officeooo:rsid="00cb9041" officeooo:paragraph-rsid="00cb9041"/>
    </style:style>
    <style:style style:name="T1" style:family="text">
      <style:text-properties officeooo:rsid="001a0bea"/>
    </style:style>
    <style:style style:name="T2" style:family="text">
      <style:text-properties officeooo:rsid="001be3e7"/>
    </style:style>
    <style:style style:name="T3" style:family="text">
      <style:text-properties officeooo:rsid="001e587a"/>
    </style:style>
    <style:style style:name="T4" style:family="text">
      <style:text-properties officeooo:rsid="001fde5e"/>
    </style:style>
    <style:style style:name="T5" style:family="text">
      <style:text-properties officeooo:rsid="00209198"/>
    </style:style>
    <style:style style:name="T6" style:family="text">
      <style:text-properties officeooo:rsid="0020974c"/>
    </style:style>
    <style:style style:name="T7" style:family="text">
      <style:text-properties officeooo:rsid="00256b0a"/>
    </style:style>
    <style:style style:name="T8" style:family="text">
      <style:text-properties officeooo:rsid="0027839a"/>
    </style:style>
    <style:style style:name="T9" style:family="text">
      <style:text-properties officeooo:rsid="00281a3e"/>
    </style:style>
    <style:style style:name="T10" style:family="text">
      <style:text-properties officeooo:rsid="002b2b82"/>
    </style:style>
    <style:style style:name="T11" style:family="text">
      <style:text-properties officeooo:rsid="002e739f"/>
    </style:style>
    <style:style style:name="T12" style:family="text">
      <style:text-properties officeooo:rsid="00339b26"/>
    </style:style>
    <style:style style:name="T13" style:family="text">
      <style:text-properties officeooo:rsid="003986b6"/>
    </style:style>
    <style:style style:name="T14" style:family="text">
      <style:text-properties officeooo:rsid="003cb9a1"/>
    </style:style>
    <style:style style:name="T15" style:family="text">
      <style:text-properties officeooo:rsid="00410964"/>
    </style:style>
    <style:style style:name="T16" style:family="text">
      <style:text-properties officeooo:rsid="004a7604"/>
    </style:style>
    <style:style style:name="T17" style:family="text">
      <style:text-properties officeooo:rsid="004f9f8d"/>
    </style:style>
    <style:style style:name="T18" style:family="text">
      <style:text-properties officeooo:rsid="00520065"/>
    </style:style>
    <style:style style:name="T19" style:family="text">
      <style:text-properties officeooo:rsid="005d7a34"/>
    </style:style>
    <style:style style:name="T20" style:family="text">
      <style:text-properties officeooo:rsid="006284cd"/>
    </style:style>
    <style:style style:name="T21" style:family="text">
      <style:text-properties officeooo:rsid="00645aa0"/>
    </style:style>
    <style:style style:name="T22" style:family="text">
      <style:text-properties fo:font-variant="normal" fo:text-transform="none" fo:color="#000000" style:font-name="Arial" fo:font-size="9pt" fo:letter-spacing="normal" fo:font-style="normal" fo:font-weight="normal"/>
    </style:style>
    <style:style style:name="T23" style:family="text">
      <style:text-properties fo:font-variant="normal" fo:text-transform="none" fo:color="#000000" style:font-name="sans-serif" fo:font-size="12pt" fo:letter-spacing="normal" fo:font-style="normal" fo:font-weight="normal"/>
    </style:style>
    <style:style style:name="T24" style:family="text">
      <style:text-properties officeooo:rsid="0065e524"/>
    </style:style>
    <style:style style:name="T25" style:family="text">
      <style:text-properties officeooo:rsid="0068217a"/>
    </style:style>
    <style:style style:name="T26" style:family="text">
      <style:text-properties officeooo:rsid="006dbf98"/>
    </style:style>
    <style:style style:name="T27" style:family="text">
      <style:text-properties officeooo:rsid="006e47a4"/>
    </style:style>
    <style:style style:name="T28" style:family="text">
      <style:text-properties officeooo:rsid="006f8662"/>
    </style:style>
    <style:style style:name="T29" style:family="text">
      <style:text-properties officeooo:rsid="00719df2"/>
    </style:style>
    <style:style style:name="T30" style:family="text">
      <style:text-properties officeooo:rsid="00746718"/>
    </style:style>
    <style:style style:name="T31" style:family="text">
      <style:text-properties officeooo:rsid="0075b124"/>
    </style:style>
    <style:style style:name="T32" style:family="text">
      <style:text-properties officeooo:rsid="007b63cd"/>
    </style:style>
    <style:style style:name="T33" style:family="text">
      <style:text-properties officeooo:rsid="007bd4a2"/>
    </style:style>
    <style:style style:name="T34" style:family="text">
      <style:text-properties officeooo:rsid="007ca126"/>
    </style:style>
    <style:style style:name="T35" style:family="text">
      <style:text-properties officeooo:rsid="00835e01"/>
    </style:style>
    <style:style style:name="T36" style:family="text">
      <style:text-properties officeooo:rsid="00848faa"/>
    </style:style>
    <style:style style:name="T37" style:family="text">
      <style:text-properties officeooo:rsid="008765cb"/>
    </style:style>
    <style:style style:name="T38" style:family="text">
      <style:text-properties officeooo:rsid="00876fd7"/>
    </style:style>
    <style:style style:name="T39" style:family="text">
      <style:text-properties officeooo:rsid="0088808e"/>
    </style:style>
    <style:style style:name="T40" style:family="text">
      <style:text-properties officeooo:rsid="00891fa8"/>
    </style:style>
    <style:style style:name="T41" style:family="text">
      <style:text-properties officeooo:rsid="008aef88"/>
    </style:style>
    <style:style style:name="T42" style:family="text">
      <style:text-properties officeooo:rsid="008d91ac"/>
    </style:style>
    <style:style style:name="T43" style:family="text">
      <style:text-properties officeooo:rsid="00917af1"/>
    </style:style>
    <style:style style:name="T44" style:family="text">
      <style:text-properties officeooo:rsid="0092c550"/>
    </style:style>
    <style:style style:name="T45" style:family="text">
      <style:text-properties officeooo:rsid="009488c9"/>
    </style:style>
    <style:style style:name="T46" style:family="text">
      <style:text-properties officeooo:rsid="00991568"/>
    </style:style>
    <style:style style:name="T47" style:family="text">
      <style:text-properties officeooo:rsid="00a8be77"/>
    </style:style>
    <style:style style:name="T48" style:family="text">
      <style:text-properties officeooo:rsid="00a90d64"/>
    </style:style>
    <style:style style:name="T49" style:family="text">
      <style:text-properties officeooo:rsid="00ab4396"/>
    </style:style>
    <style:style style:name="T50" style:family="text">
      <style:text-properties officeooo:rsid="00ae3ebb"/>
    </style:style>
    <style:style style:name="T51" style:family="text">
      <style:text-properties officeooo:rsid="00b123f5"/>
    </style:style>
    <style:style style:name="T52" style:family="text">
      <style:text-properties officeooo:rsid="00b29a54"/>
    </style:style>
    <style:style style:name="T53" style:family="text">
      <style:text-properties officeooo:rsid="00b9e586"/>
    </style:style>
    <style:style style:name="T54" style:family="text">
      <style:text-properties officeooo:rsid="00bab33c"/>
    </style:style>
    <style:style style:name="T55" style:family="text">
      <style:text-properties officeooo:rsid="00bab6a3"/>
    </style:style>
    <style:style style:name="T56" style:family="text">
      <style:text-properties officeooo:rsid="00bc5144"/>
    </style:style>
    <style:style style:name="T57" style:family="text">
      <style:text-properties officeooo:rsid="00c7108e"/>
    </style:style>
    <style:style style:name="T58" style:family="text">
      <style:text-properties officeooo:rsid="00c977ed"/>
    </style:style>
    <style:style style:name="T59" style:family="text">
      <style:text-properties officeooo:rsid="00ca8802"/>
    </style:style>
    <style:style style:name="T60" style:family="text">
      <style:text-properties officeooo:rsid="00cc62e9"/>
    </style:style>
    <style:style style:name="T61" style:family="text">
      <style:text-properties officeooo:rsid="00ce63a8"/>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zing and understanding the data one receives from X-ray satellites is something that is paramount in understanding high energy events transpiring within the cosmos. Most of the events that lead to the release of x-rays are generally very high energy events that occur at extremes of our cosmos. Such extreme environments are <text:span text:style-name="T1">the only regions in space where one can test the extremes of physics, which, in some cases are impossible to recreate (yet) in a “controlled” environment, not to mention the hazards associated with such experiments. This leads us to the fundamental limits of physics, after which everything is unknown, and exciting. </text:span></text:p>
      <text:p text:style-name="P2">ASTROSAT is India's first satellite dedicated only for science, and aboard it are several instruments that look at different wavebands of the <text:span text:style-name="T2">electromagnetic spectrum. They are namely:</text:span></text:p>
      <text:p text:style-name="P2"/>
      <text:p text:style-name="P2"/>
      <text:p text:style-name="P3">Out of the <text:span text:style-name="T3">six payloads aboard the satellite, my work focused on the first two payloads mentioned. Namely, SXT and LAXPC since they are the ones that are sensitive to the the soft (~0.3 to 8 KeV) and hard (above 8 KeV) x-rays. </text:span></text:p>
      <text:p text:style-name="P4">In the following sections I would be discussing the following topics:</text:p>
      <text:p text:style-name="P5">1. What software I have used<text:tab/><text:tab/>//They will address why, how, how did I set them up etc</text:p>
      <text:p text:style-name="P4">2. Details about SXT and how it <text:span text:style-name="T4">operates</text:span></text:p>
      <text:p text:style-name="P4">3. <text:span text:style-name="T4">Details about LAXPC and how it operates</text:span></text:p>
      <text:p text:style-name="P6">4. <text:span text:style-name="T5">Details as to how the processing is done for SXT</text:span></text:p>
      <text:p text:style-name="P7">5. Details as to how the processing is done for LAXPC</text:p>
      <text:p text:style-name="P7">6. <text:span text:style-name="T6">results for SXT analysis of CRAB</text:span></text:p>
      <text:p text:style-name="P8">7. results for LAXPC analysis of ______</text:p>
      <text:p text:style-name="P8">8. Conclusion for SXT</text:p>
      <text:p text:style-name="P8">9. Conclusion for LAXPC</text:p>
      <text:p text:style-name="P9">10.</text:p>
      <text:p text:style-name="P9"/>
      <text:p text:style-name="P10">Since the intensity of such sources are time dependent variables, simultaneous observations of such sources is very important to be able to derive much more data from the event. Hence the <text:span text:style-name="T7">availability of such an instrument saves the logistical difficulties one might face while gathering the same time interval data from different observatories </text:span></text:p>
      <text:p text:style-name="P10"/>
      <text:p text:style-name="P11"><text:span text:style-name="T8">S</text:span>oft X-ray imaging Telescope (SXT) onboard AstroSat is sensitive to soft X-rays in the energy range of 0.3 − 8 keV. X-rays in this energy range are amenable to focusing and will lead to: a) nearly 1000 times better sensitivity over non-focusing instruments of similar areas making over 10,000 sources detectable; b) separation of confusing sources; c) arc min imaging; d) spatially resolved spectroscopy; and e) variability studies. SXT covers a very important energy range of the broadband spectrum observed with AstroSat, and will be able to investigate the following scientific problems. </text:p>
      <text:p text:style-name="P11">1. Resolving the K line emission from Si, S, Ar, Ca and Fe in hot thermal coronal plasmas, as well as fluorescent line emission from these elements in the medium photo-ionized by strong X-ray continuum in accretion powered X-ray sources (neutron stars, stellar mass black-holes, supermassive black-holes etc.).</text:p>
      <text:p text:style-name="P11">2. Carrying out spectroscopy of hot thin plasmas in galaxies, clusters of galaxies, nuclei of active galaxies, quasars, supernova remnants and stellar coronae.</text:p>
      <text:p text:style-name="P11">3. Studying the physics of shocks and accretion disks, coronae, photo-ionized regions and their density, temperature, ionization degree, and elemental abundance.</text:p>
      <text:p text:style-name="P11">4. Studying low energy absorption and the nature of absorbers, for example, whether these are cold (neutral) or warm (ionized).</text:p>
      <text:p text:style-name="P11">5. Studying soft X-ray excesses due to a blackbody emission in AGNs, and in binary X-ray pulsars in conjunction with other higher energy X-ray instruments.</text:p>
      <text:p text:style-name="P11">6. Carrying out Spatially resolved spectroscopy of Supernova Remnants and Clusters of galaxies.</text:p>
      <text:p text:style-name="P11"><text:soft-page-break/>7. Carrying out simultaneous wide-band spectral studies and time-resolved spectra of thermal as well as non-thermal plasmas in the universe using the unprecedented combination with sensitive hard X-ray detectors.</text:p>
      <text:p text:style-name="P11"/>
      <text:p text:style-name="P11">The telescope consists of a tubular structure housing the assembly of X-ray reflecting mirrors and other components. There is a “Charge Coupled Device” (CCD) camera at the common focus of all the mirrors in order to image the cosmic sources. Basic Components The basic components of the telescope are given below (see Fig. 3.1). a) A Mirror Assembly. b) A Focal Plane Camera Assembly housing a cooled CCD. Chapter 3 S ASTROSAT HANDBOOK 44 c) A deployable cover/door at the top end of the telescope that covers the optical elements on the ground and protects them from contamination. This was deployed ~2 weeks after launch, in a one-time operation, and is perched at an angle of 256°. d) A “Thermal Baffle” placed between the mirror assembly and the telescope door. All parts are made of anodized aluminum alloy 6061 T6. The function of the thermal baffle is to protect the telescope from the Sun, and to provide a base for mounting the heaters to maintain the optics within a certain specified range of temperatures, and to block the unwanted area of the optics. The sun avoidance angle with the thermal baffle is ~45o . e) A “Forward tube” made up of Composite Fiber Reinforcement Plastic (CFRP). The Forward tube extends from the bottom of the “Top Lid” and it covers the thermal baffle assembly and 1α section (see below) of the Optics assembly. f) A metallic ring (Ring 1) provides an interface between the Rear tube 1 andthe middle flange of the optics from the bottomside. Another ring (Ring 2) provides an interface between the Forward tube and the Rear tube 1 from the top size. g) Rear tube-1 made up of CFRP is a hollow cylinder of diameter 343 mm ID and 347.8 mm OD and extends from Ring-1 to the “Deck Interface Ring” (DIR). It houses 3 (see below) optics while the Forward tube houses the 1 assembly (see below). h) “Deck Interface Ring” (DIR) is made up of Al alloy 6061 and is used to assemble rear tube-1 and rear tube-2 of the telescope. DIR has 9 nos. of holes of size M8 to provide interface between the payload and the top deck of the satellite. i) Rear tube-2 made up of CFRP is a hollow stepped cylinder with a top portion thicker than the bottom portion to provide stiffness. Rear tube-2 extends from the DIR to the CCD interface ring. j) CCD interface ring is provided to align the CCD Camera with the Rear tube-2 tubular structure to the desired accuracy. This is made up of aluminum alloy 6061.</text:p>
      <text:p text:style-name="P11"/>
      <text:p text:style-name="P11"/>
      <text:p text:style-name="P12">SXT, as the name suggests is sensitive to soft X-rays, that is, photons between the energy range 0.3-8.0 KeV. Wavelength’s of this energy range are responsive to focusing and hence will have a higher angular resolution, allowing it to discern between different sources very close to each other. To be more precise, it will be able to resolve between two x ray sources <text:span text:style-name="T9">separated</text:span> by <text:span text:style-name="T9">an arc min. It will be able to perform Spatially Resolved Spectroscopy, and perform several variability studies on its sources. </text:span></text:p>
      <text:p text:style-name="P13">The telescope consists of tubular gold foils which acts as X-ray reflecting mirrors <text:span text:style-name="T10">by employing the grazing incidence technique. Since the R.I. of a metal, for X rays is slightly lesser than one, it is possible to get a total external reflection at a vacuum metal interface. The limiting angle for grazing incidence is a few degrees at 0.1 KeV and a few arc minutes at 10 KeV. Sections of the paraboloid surfaces can be made to focus X rays via grazing incidences. However, this arrangement violates the Abbe sine Condition and hence the images in the focal plane seriously suffer from coma. However, this can be avoided by using a second hyperboloidal surface. This arrangement is called the Wolter-1 optical arrangement and has been adopted in most of the optical telescopes flown to date. In order to increase the collecting area, these hyperboloid mirrors are nested within each other, somewhat like this.</text:span></text:p>
      <text:p text:style-name="P13"/>
      <text:p text:style-name="P14">The Wolter-1 optics may provide some excellent image qualities, however, maintaining and making an accurate paraboloidal-hyperboloidal is very expensive and require thick, heavy mirror substrate limiting the number of mirror surfaces that can be nested together. </text:p>
      <text:p text:style-name="P14"><text:soft-page-break/>An alternative method would be to approximate the paraboloid and hyperboloid <text:span text:style-name="T11">by conical surfaces tangent to them. This however sacrifices the image quality resulting in a Point Spread Function (PSF) of the order of about one arc minute. One can produce these conical surfaces by nesting thin, light weight foils in large numbers to achieve a large surface area. The SXT optics aboard ASTROSAT has adopted this design. Two mirror blocks are used, one to replace the parabolic section, namely the alpha-1 section and the other to replace the hyperbolic section caller the alpha-3 section. These blocks are then accurately aligned to form the final mirror assembly. </text:span></text:p>
      <text:p text:style-name="P14"/>
      <text:p text:style-name="P14"/>
      <text:p text:style-name="P15">SXT mirrors are made out of 10 cm long, conically shaped 0.2 mm thick aluminum shells. Each foil is coated with 20-50 micron thick epoxy (glue) upon which a 1400 angstrom thick layer of gold is deposited. The gold acts as a reflecting surface for the X-ray. Each shell is made up of four quadrant segments, there are 41 such nested shells in both 1-alpha and 3-alpha sections, thus requiring a total of 328 foils. Some basic parameters of the mirror assembly are as follows:</text:p>
      <text:p text:style-name="P15"/>
      <text:p text:style-name="P16">A schematic of the SXT reflector is as shown as follows. The upper half consists of the 1-alpha section and the lower half consists of 3-alpha section. </text:p>
      <text:p text:style-name="P16"/>
      <text:p text:style-name="P17">The focal plane camera, the instrument responsible for collecting the data is a thermo-electrically cooled (by the Peltier effect) X-ray CCD camera, similar to the one flown in the XMM and SWIFT missions. The CCD dimensions are of 600x600 pixels each pixel being 40 microns square (area). It is a frame transfer device, i.e. an image transferred from image to store section can be read out while a new image is being acquired. </text:p>
      <text:p text:style-name="P17"/>
      <text:p text:style-name="P17"/>
      <text:p text:style-name="P18">The ccd operates in single photon counting mode. Each X-ray photon, depending on the energy liberates about 100-1000 electron hole pairs. <text:span text:style-name="T12">Preserving this total charge information for each photon will lead to the measurement of its energy, thus enabling spectroscopic studies. The energy resolution is strongly degraded by system noise. So in order to reduce the thermal noise in the CCD it is thermo-electrically cooled to an operating temperature of 193 K, which is expected to yield an energy resolution of 2% at 6 KeV.</text:span></text:p>
      <text:p text:style-name="P18"/>
      <text:p text:style-name="P19">The focal plane camera assembly consists of the CCD and its cooling arrangement housed in a cryostat, which also contains Iron-55 calibration sources (at the four corners of the CCD), an optical blocking filter for the CCD and an aluminum proton shield to protect the shield from proton damage while passing through the south Atlantic anomaly region. The optical blocking filter is made up of a single fixed polyamide film of 184 mm thickness, with a 48.8 mm thick aluminum coating on one side. This yields an optical transmission of about 0.0025, limiting the background light reaching the detector. The entire cryostat body is made of aluminum alloy, and gold plated for thermal insulation.</text:p>
      <text:p text:style-name="P19"/>
      <text:p text:style-name="P19"/>
      <text:p text:style-name="P26">The data from SXT CCD are stored on-board, and transferred to the ground station once each orbit around earth (with an orbit of ~97 minutes each, ASTROSAT goes around earth 14 times every day). The memory quota for each orbit is 280 MB. Hence this puts serious load on the data modes and how the data is packaged. There are four data modes, and one mode only for housekeeping. In each mode, the data is packed in 2 KB segments. Hence the SXT memory per orbit is filled with 143360 2KB blocks. </text:p>
      <text:p text:style-name="P19"/>
      <text:p text:style-name="P20">The various data modes are as follows:</text:p>
      <text:p text:style-name="P20">1. Photon Counting (PC)</text:p>
      <text:p text:style-name="P20">2. Fast windowed photon counting (FW)</text:p>
      <text:p text:style-name="P20">3. Bias map (BM)</text:p>
      <text:p text:style-name="P20"><text:soft-page-break/>4. Calibration mode (CM)</text:p>
      <text:p text:style-name="P20">5. Housekeeping mode (HK)</text:p>
      <text:p text:style-name="P20"/>
      <text:p text:style-name="P20">In PC mode, data from the entire CCD is collected, provided that these are above a specified threshold energy (set by the SXT team, it can be around 100-200 eV). Currently it is about 105 eV (which is 4 sigma above the noise peak). <text:span text:style-name="T13">The readout time of this mode is ~2.4 s.</text:span></text:p>
      <text:p text:style-name="P20"/>
      <text:p text:style-name="P21">In the FW mode, a 150x150 pixel window is used at the center of the CCD. The readout time of this mode is ~248 ms (hence FW mode has higher time resolution than PC mode). Data in the FW mode is also thresholded as in the PC mode. </text:p>
      <text:p text:style-name="P21"/>
      <text:p text:style-name="P21">The calibration mode, as the name suggests, is used to check the calibration of the SXT. The readout time of the calibration mode is ~2.4 s. Data from the four corner windows of the CCD with a size of 80x80 pixels and a central window with a size of 100 pixels are transmitted with zero threshold in the calibration mode. </text:p>
      <text:p text:style-name="P21"/>
      <text:p text:style-name="P21"/>
      <text:p text:style-name="P22">In the BM mode, the entire CCD frame is sent (again with zero threshold) with incrementally addressed 60 rows per CCD frame along with their coordinates are sent in this mode. On the ground, each of these frames are mapped to generate an individual CCD frame. It takes 24 seconds of data to generate one fully mapped CCD frame</text:p>
      <text:p text:style-name="P22"/>
      <text:p text:style-name="P22">The housekeeping mode is activated only when there is a failure of both LBT telemetry channels. When HK mode command is sent to SXT, LBT telemetry data in the form of HK data is sent in 2K data packages. Hence only one frame will be generated and pushed in currently operating mode data package. </text:p>
      <text:p text:style-name="P22"/>
      <text:p text:style-name="P23">Spectral information is available under all four modes. However, for this particular project I would use only the first two modes, that is FW and PC mode. </text:p>
      <text:p text:style-name="P23"/>
      <text:p text:style-name="P24">SXT has three levels of data:</text:p>
      <text:p text:style-name="P24">1. Level 0 data: These are the instrument-wise raw data in binary format, which are paired with its associated axillary data, which is segregated from all instrument combined raw data obtained through <text:span text:style-name="T14">telemetry. This data is very mission specific and is not available for public use.</text:span></text:p>
      <text:p text:style-name="P25">2. Level 1 data: This data is obtained by applying various transformations on the level 0 data and are stored in FITS format. The data is made available for public use only after an initial lock-in period. The Principle Investigator of the data will be given access to this data at the earliest possible time after a pre-processing to level 2 and a check-out by SXT POC team. The Level-1 data directory contains science data file, time calibration file, attitude file, orbit-file, level-1 MKF file and house-keeping data file.</text:p>
      <text:p text:style-name="P25">3. Level 2 data: this data contains the standard science products obtained from processing Level 1 data for a default set of parameters and hence is available for public use. The Level 2 software offers user interface for proper selection of parameters and desired analysis of Level 1 data. One can have selections of these parameters depending on <text:s/>science objectives.</text:p>
      <text:p text:style-name="P25"/>
      <text:p text:style-name="P27">Once we obtain the Level 2 data, we can start with the “science” part of the project. That is discussed later in the report</text:p>
      <text:p text:style-name="P27"/>
      <text:p text:style-name="P27"/>
      <text:p text:style-name="P28">LAXPC covers an energy range of <text:span text:style-name="T15">3-80 KeV. The three LAXPC units aboard the ASTROSAT have the largest effective area (for collecting data) and sensitivity among all the satellite missions flown so far for X-ray astronomy studies above 20 KeV, The instrument also has a fine time resolution of </text:span><text:soft-page-break/><text:span text:style-name="T15">10 microseconds. The collection area of the instrument is 8000 cm^2. It is well suited for timing and spectral measurements. </text:span></text:p>
      <text:p text:style-name="P28"/>
      <text:p text:style-name="P29">Because of the large detection volume (with a depth of 15 cm) of LAXPC, and because they are filled with Xenon gas at 2 atm pressure, the detection efficiency is greater than 50 percent in 30-80 KeV band. Hence the three LAXPC units will have the largest effective area and sensitivity among all the satellite missions flown so far. </text:p>
      <text:p text:style-name="P29"/>
      <text:p text:style-name="P30">Each LAXPC detector consists of 60 anode cells with a <text:s/>3 cm X 3 cm cross section with a length of 100 cm arranged in 5 layers providing a 15 cm deep X-ray detection volume. Hence Each anode layer has 12 anodes with a total width of 36 cm. A Veto layer made up of 46 anode cells each with cross-section of 1.5 cm X 1.5 cm surrounds the main X-ray detection volume on 3 sides to reject events due to charged particles and interaction of high energy photons in the detector. </text:p>
      <text:p text:style-name="P30"/>
      <text:p text:style-name="P30">The alternate anode cells of Layer 1 and 2 are linked together and thus 4 outputs are obtained from Layer 1 and Layer 2. The anode cells in each of the Layer 3, 4 and 5 are linked together to provide one output from each layer. Thus, there are 7 anode outputs that are operated in mutual anti-coincidence to reduce the non-cosmic X-ray background. The Veto layer is divided in 3 parts providing 3 Veto Layer outputs. The left side and right side veto anodes are linked together to provide one output from each one and the third veto output is from the bottom layer veto anodes linked together.</text:p>
      <text:p text:style-name="P30"/>
      <text:p text:style-name="P31">To suppress background from charged particles all events, which register in multiple anodes, or those, which trigger the veto anodes are rejected, except for the situation where one of the energies is in the K X-rays for Xenon. For X-rays with energy above the K-edge of Xe, a K-electron may be ejected and the ion can radiate a K X-ray photon in energy range 29.4 - 34.4 keV. These X-ray may escape from the detector or be absorbed in a different anode. In order to include such events the anti-coincidence logic is modified to detect this energy range. If two main anodes register an event and at least, one of them is in the energy range, of 25-35 keV, then the energy of the two anodes are added and the event is accepted. The lower threshold for this (KLLD) and the upper threshold (KULD) can be set through tele-command.</text:p>
      <text:p text:style-name="P31"/>
      <text:p text:style-name="P32">The detector is filled with a mixture of 90 % Xenon + 10 % Methane at a pressure of 1520 torr (i.e. 2 atm). The Mylar window is supported against the gas pressure by a honeycomb shaped collimator made of square geometry aluminum cells termed as Window Support Collimator (WSC). The Field Of View Collimator (FOVC) is placed above the WSC and is aligned with the openings in the WSC. The FOVC is made of sheets of tin, copper and aluminum and is placed in a collimator housing. The total height of the collimator is about 45 cm giving a Field of View (FOV) of about 0.9 degree X 0.9 degree. A one mm thick tin sheet coated with copper serves as the shield for X- rays entering the detector from the sidewalls.</text:p>
      <text:p text:style-name="P32"/>
      <text:p text:style-name="P33">There are 7 anode outputs from the X-ray detecting cells and 3 veto outputs from each detector that are fed to 10 Charge Sensitive Per-Amplifiers (CSPAs). High voltage is supplied to the anodes from a command controlled HV unit whose output can be varied by another command. The 7 X-ray anode and 3 Veto layer outputs froming the CSPAs are sent to the peak detectors and events satisfying the selection logic as “true X- ray events” are further processed by signal processing electronics for Broad Band Counting (BBC) and for time tagging every events with its energy to an accuracy of 10 micro seconds. </text:p>
      <text:p text:style-name="P33"/>
      <text:p text:style-name="P33">In BB counting output Anode 1 &amp; 2 are combined as layer-L1, similarly Anode 3 &amp; 4 are combined as layer – L2 and Anode 5, 6 &amp; 7 are combined as layer – L3. All Anti anode A8, A9 &amp; A10 are combined as Anti-counter. All the events in each LAXPC above a lower energy threshold of 3 keV <text:soft-page-break/>in main anodes (A1 to A7) (LLD), upper energy threshold of 80 keV in main anodes (A1 to A7) (ULD), all the three Veto layer counts <text:span text:style-name="T16">are</text:span> termed as Anti-counts, are recorded in separate counters.</text:p>
      <text:p text:style-name="P33"/>
      <text:p text:style-name="P33"/>
      <text:p text:style-name="P34">All the three payloads of LAXPC have identical operation modes. There are three different modes of operation and each instrument can be operated in more than one mode simultaneously.</text:p>
      <text:p text:style-name="P34"/>
      <text:p text:style-name="P35">The LAXPC data carries information about the cosmic X-rays detected with the instrument and it has three entries i.e. the time of detection, the energy (spectral channel) of the X-ray photons and the identity of the detecting element (detector/anode-layer) including double-identity in some</text:p>
      <text:p text:style-name="P35">cases. The signal then generated by the instrument after detecting the X-ray is processed and stored in any of the following modes:</text:p>
      <text:p text:style-name="P36"/>
      <text:p text:style-name="P36">Normal Operation mode:</text:p>
      <text:p text:style-name="P36">During this mode there are two modes running simultaneously and the data is acquired from each LAXPC. </text:p>
      <text:p text:style-name="P37">1. Broad Band Counting Data: This mode records the data in various energy bands with selectable time bins (all the events within a time interval selected would be <text:span text:style-name="T17">replaced by an energy value representative of that interval, often being the energy value of the median time**), in this case it is usually between 16 ms to 2048 ms. The default binning value is 128 ms. There are 15 counters for the broadband counting of the valid X-ray events in different energy bands covering 3-100 KeV from the three layers as mentioned above in the processing electronics section. Note that the bin time can be selected in multiples of 2, and are done so by commands.</text:span></text:p>
      <text:p text:style-name="P38">2. Event Mode Data: In this mode, the energy and identity of each event is recorded. Also with a dead time of about 54 microseconds, the arrival time of each microsecond is also tagged with an accuracy of 10 microseconds. A total of 5 mb data is generated from each accepted and analyzed event.</text:p>
      <text:p text:style-name="P38"/>
      <text:p text:style-name="P38">Fast Counter Mode: <text:span text:style-name="T18">In this mode the event rate is measured only from the top layer of the LAXPC counter in four energy channels covering 3-20 KeV band with a fixed time bin of 160 microsecond. The dead time in this mode is 10 microseconds. Each of the four counters are 8 bit deep and cover 3-6, 6-8, 8-12 and 12-20 KeV energy bands. This mode is used for studying rapid variabilities during short duration flares or outbursts of sources . </text:span></text:p>
      <text:p text:style-name="P38"/>
      <text:p text:style-name="P39"/>
      <text:p text:style-name="P40">HEASARC is NASA’s designated multi-mission archive for cosmic astronomy datasets for observations in cosmic, Extreme Ultra-Violet (EUV), X-ray and gamma ray wavebands as well as for Cosmic Microwave Background (CMB) datasets. These kinds of rays are mostly studied by observatories on the orbit, since these wavebands are generally absorbed by our atmosphere (our atmosphere is opaque to these wavelengths). HEASARC holds EUV, X-ray and gamma ray data for 32 observatories which operated over the last half a century. </text:p>
      <text:p text:style-name="P40"/>
      <text:p text:style-name="P40">Now in order to analyze data from the SXT and LAXPC, one needs to clean the data obtained, since this is the introduction part we wouldn’t go into the details of how it is done, we would come to the process of extraction later in the report. However, once one receives the level 2 data, out of the pipeline software for a respective mission, one would need the help of certain data processing software so as to be able to extract the required light curves, spectra, image etcetera from the data. This is where software packages like HEASoft come in. HEASoft is a collection of several packages that are designed to analyze high energy data efficiently and in an user-friendly manner from HEASARC. We would be using several packages from HEASoft, <text:span text:style-name="T19">to be more accurate, we would be using the packages from XANDU, which is a collection of high energy data analysis software. </text:span></text:p>
      <text:p text:style-name="Text_20_body"><text:soft-page-break/>The software packages we would use (for now<text:span text:style-name="T20">)</text:span> are Xselect and Xspec <text:span text:style-name="T20">(primarily, apart from some other packages from HEASoft which we would use for plotting, listing etc.)</text:span> which we would be using in order to obtain our initial <text:span text:style-name="T20">calibration results. </text:span></text:p>
      <text:p text:style-name="Text_20_body"/>
      <text:p text:style-name="P42"><text:span text:style-name="T21">Xselect is a Command Line Interface (CLI) software responsible for the following functions: <text:s/>Xselect is responsible </text:span><text:span text:style-name="T22">organize the input of data through the observation catalogue, and store it internally for easy use.</text:span></text:p>
      <text:list xml:id="list331322371118217345" text:style-name="L1">
        <text:list-item>
          <text:p text:style-name="P118">to enter intensity, phase, region, detector, grade, event file column, spectral, and timing filters, which will be applied to the event data.</text:p>
        </text:list-item>
        <text:list-item>
          <text:p text:style-name="P118">to make good time intervals (GTI) by applying selection criteria to the Housekeeping and auxiliary filter data.</text:p>
        </text:list-item>
        <text:list-item>
          <text:p text:style-name="P118">to extract images, light curves and spectra from the event data, using the entered filters, as well as the GTI created by the applied selections.</text:p>
        </text:list-item>
      </text:list>
      <text:p text:style-name="P41">In our analysis, <text:span text:style-name="T24">we would be using several of the above functions in order to obtain our Good Time Intervals (GTI), apply several filtering to the data etc. We would discuss the steps and what we would do to obtain meaningful data later in the report. </text:span></text:p>
      <text:p text:style-name="P43">Now, one of the salient features of Xselect is that it can be configured to support any new mission or instrument that does not require any mission specific routines, simply by editing the mission database file Xselect.mdb. <text:span text:style-name="T25">This makes Xselect a great tool to obtain the preliminary files needed for <text:s/>spectral analysis. </text:span></text:p>
      <text:p text:style-name="P60">Note that this just an introductory paragraph for Xselect, we would be discussing the commands we would use for extracting meaningful (i.e. data from which we can draw scientific meaning) data later in the report. </text:p>
      <text:p text:style-name="P44">Now, to sum it up, we will be using Xselect, to obtain </text:p>
      <text:p text:style-name="P44">1. The spectral file, with an extension .pha <text:span text:style-name="T26">(Pulse Height Amplitude)</text:span>. This file contains <text:span text:style-name="T26">point based </text:span><text:s/><text:span text:style-name="T26">count-histogram obtained from an X-ray observation. This type of spectral file is also called the type I PHA, (type II being .pi), which complies to the Office for Guest Investigator Programs (OGIP) spectral file format. This file represents the integrated charge per pixel from an event recorded in a detector. In early electronic devices this was the size of the pulse recorded. This means, that if a high energy photon is “detected” (meaning, generates a pulse of current), this .pha file is carrying the information of the current generated by this photon, i.e. information of its energy. </text:span></text:p>
      <text:p text:style-name="P45">2. <text:span text:style-name="T27">The Light Curve (.lc) file, which, as the name suggests, contains a map of the intensity of X-rays photons received from the source as a function of time. This helps us study the variation of the intensity of the source with respect to the time.</text:span></text:p>
      <text:p text:style-name="P46">3. <text:span text:style-name="T28">The events list, with an extension .evt. Now, X-ray instruments record a separate signal from every individual photon they detect. This is unlike optical CCDs which need to integrate the signal from a number of photons to generate a detectable signal. As a result X-ray data is stored event by event, retaining more information allowing for greater flexibility of analysis. Every X-ray “event” (a general term for a detection, may refer to a photon or a background cosmic ray) is characterized by a pulse height that encodes the energy of the incoming photon, a time coordinate (which details when the pulse was detected), a grade (a number assigned to every event, based on the number of </text:span><text:soft-page-break/><text:span text:style-name="T28">pixels in its immediate surrounding i.e. 3x3 pixels, which have crossed their threshold value), and typically two position coordinates (meaning, from “where” this was signal detected). <text:s/>One might think of the events list as a 4 dimensional array of x, y, time, energy. However, since most of the pixels are empty, an event would be a collection of non empty pixels. However, also note this that there are many more parameters for each photon (event) than just these 4. </text:span></text:p>
      <text:p text:style-name="P47">4. <text:span text:style-name="T29">The Image file with an extension .img . These are the images of the event files of the whole field and/or an expanded view of the central region.</text:span></text:p>
      <text:p text:style-name="P49"/>
      <text:p text:style-name="P50"><text:span text:style-name="T30">Now, one might wonder, what is a Good Time Interval (GTI)? A good time intervals, or a GTIs are table of sorted START and STOP times in units of seconds. The GTIs give the time periods when the mission time line parameters fell within acceptable ranges. In other words, the “good times” are those times when the observation conditions were “good”. Two principle reasons for bad observation period are 1). Bad Aspect Solution (bad</text:span> RA, Dec, roll angle of the telescope versus time<text:span text:style-name="T31">), i.e. when the telescope isn’t tracking accurately in accordance with the RA and Dec, and 2).High background, i.e. when there is a surge of background events (meaning, cosmic rays or any other high energy rays, from sources other than the observed source hitting the sensor, which would generate an event that is not from the actual source being observed). One might wish to create a more restrictive set of GTIs if one wishes to reduce the background influence on the data. </text:span></text:p>
      <text:p text:style-name="P47"/>
      <text:p text:style-name="P48">Xspec is a command driven, interactive, X-ray spectral fitting program, designed to be completely detector-independent so that it can be used for any spectrometer. <text:span text:style-name="T30">The key word in the previous line being “fitting”. Although we use a spectrometer to measure the spectrum of the source, what we receive is not the spectrum, but the photon counts (C) within specific instrument channels (I). This observed spectrum is related to the actual spectrum of the source f(E) by: </text:span></text:p>
      <text:p text:style-name="P51">Where R(I,E) is the instrument response and hence is proportional to the probability that the incoming photon will generate an event of energy E detected by the channel I. Ideally, we would think that inverting the equation would give us the f(E) for a given set of C(I), however, doing so makes f(E) get solutions that are non unique and unstable to small changes in C(I). </text:p>
      <text:p text:style-name="P52">Another alternative would be to choose a model spectrum f(E), that can be described in terms of a few parameters and match, or “fit” it to the data obtained by the spectrometer. For each f(E), a predicted count spectrum (C p (I)) is calculated and compared to the observed data <text:span text:style-name="T32">C(I). Then a “fit statistic” is computed from the comparison and used to judge whether the model spectrum “fits” the data obtained by the spectrometer. </text:span></text:p>
      <text:p text:style-name="P53">The model parameters are then varied to find the parameter values that give the best fit statistic. These values are, as one might guess, are referred to as the best-fit parameters. The model spectrum, $f_b (E)$, made up of the best-fit parameters is considered to be the best-fit model.</text:p>
      <text:p text:style-name="P53">The most common statistic used to determine the “best-fit” model is $\chi^2$, defined as follows:</text:p>
      <text:p text:style-name="P56"/>
      <text:p text:style-name="P56"/>
      <text:p text:style-name="P55"><text:soft-page-break/>where $\sigma (I)$ is the (generally) unknown error for $I^th$ channel. </text:p>
      <text:p text:style-name="P56"/>
      <text:p text:style-name="P54">Now, how can we say, with the help of $\chi ^2$, that the particular model is best-fit? <text:span text:style-name="T34">This is where the goodness-of-fit comes in. The </text:span>$\chi ^2$ <text:span text:style-name="T34">statistic provides a well-known-goodness-of-fit criterion for a given number of degrees of freedom ($\nu$, which is calculated as the number of channels minus the number of model parameters) and for a given confidence level. If </text:span>$\chi ^2$ <text:span text:style-name="T34">exceeds a certain critical value one can conclude that $f_b (E)$ is not an adequate model for C(I) i.e. the observed data. As a general rule, one wants the value of reduced </text:span>$\chi ^2$ <text:span text:style-name="T34">(i.e. approximately <text:s/></text:span>$\chi ^2 / <text:span text:style-name="T34">\nu</text:span>$<text:span text:style-name="T34">) to be approximately equal to one. That is, </text:span>$\chi ^2<text:span text:style-name="T34">$ is approximately equal to</text:span> <text:span text:style-name="T34">$\nu</text:span>$. <text:span text:style-name="T34">A reduced </text:span>$\chi ^2<text:span text:style-name="T34">$ greater than one indicates a poor fit, while a reduced </text:span>$\chi ^2<text:span text:style-name="T34">$ that is much less than one indicates that the errors in the data have been over estimated.</text:span></text:p>
      <text:p text:style-name="P57">Note that even if the best-fit model passes the “goodness-of-fit” test, it doesn’t mean that <text:span text:style-name="T34">$f_b (E)$ </text:span>is the only acceptable model. </text:p>
      <text:p text:style-name="P57">For example, if the data used in the fit are not particularly good, one may be able to find many different models for which adequate fits can be found. In such a case, the choice of the correct model to fit is a matter of scientific judgment.</text:p>
      <text:p text:style-name="P58">Another point which one would have to keep in mind would be to determine the “confidence interval” for the parameter (i.e the range of values within which one can be confident the true value of the parameter lies). The confidence interval for a given parameter is calculated by varying the parameter value until <text:span text:style-name="T33">$\chi ^2$ </text:span>increases by a particular amount above the minimum, or best-fit value. The amount that <text:span text:style-name="T33">$\chi ^2$ </text:span>is allowed to increase (also referred to as the critical <text:span text:style-name="T33">$</text:span>\delta <text:span text:style-name="T33">\chi ^2$</text:span>) depends on the confidence level one requires, and on the number of parameters whose confidence space is being calculated. </text:p>
      <text:p text:style-name="P59">We shall discuss the implementation later in the report. </text:p>
      <text:p text:style-name="P59">Let us briefly discuss how would we setup our system to analyze SXT data. <text:tab/></text:p>
      <text:p text:style-name="P61">This section will be divided into two parts. One explaining how one can setup their system to process SXT data and the other one being for LAXPC data. Note that we would be using some packages from HEASoft for both LAXPC and SXT analysis hence installing HEASoft is a separate <text:span text:style-name="T35">section.</text:span> </text:p>
      <text:p text:style-name="P62">Most of the commands discussed in this section is the same as the commands mentioned in the HEASoft installation web-page. However, I have tried to explain some of the commands, to the best of my understanding, so that it becomes easier to install the software. </text:p>
      <text:p text:style-name="P63">First of all, download the source code from the <text:span text:style-name="T36">website for your particular environment. We would be better off with downloading the source code and building the software on our local machine since this avoids any kind of compatibility/portability issues that might arise due to installation with the pre-compiled binaries. <text:s/>Knowledge </text:span></text:p>
      <text:p text:style-name="P63"/>
      <text:p text:style-name="P63"/>
      <text:p text:style-name="P64"><text:soft-page-break/>The software one is expected to have at their disposal in order to process the data from SXT and LAXPC are as follows;</text:p>
      <text:p text:style-name="P64">1. HEASoft, <text:span text:style-name="T37">as mentioned previously, we would be needing packages such as Xselect and Xspec for plotting the light curves and energy spectrum of the source we would be observing. We would also (occasionally) need f tools to be able to list the good time intervals, so that we can use them for time filtering the data.</text:span></text:p>
      <text:p text:style-name="P65">2. SAO ds9, it is a software that we would be using to plot the image of the source. We would be using it primarily for the SXT analysis since plotting the image for <text:span text:style-name="T38">LAXPC doesn’t make logical sense. Why? Because the way both these instruments collect data. Another important function of this software would be to generate the regions file so that we can perform region filtering with Xselect.</text:span></text:p>
      <text:p text:style-name="P66">3. SXTEVTMERGERTOOL. This, as the name suggests is a tool that we would be using to merge the clean event files from every orbit into one clean event file which would contain all of the data. <text:span text:style-name="T39">The installation file is given in in the SXT POC website.</text:span></text:p>
      <text:p text:style-name="P67">4. SXTMKARF. This is one of the many SXT pipeline tools that one might need install to obtain the off-axis auxiliary response files f<text:span text:style-name="T40">rom the level 2 (offaxis) .pha files with the help of the on-axis .arf files.</text:span></text:p>
      <text:p text:style-name="P67"/>
      <text:p text:style-name="P68">Note that I have refrained from mentioning the installation steps of these software. I have done so because every environment has a different method of installation of the software and hence mentioning how I got them to work on my local system (which is a bash shell Ubuntu 16.04 LTS system) would be futile since the instructions which I might mention here would only work if someone has the same system as my own. However, one thing to note is that to run the sxtevtmergertool and sxtmkarf, I would recommend the installation of pip, and, using that install several python packages such as scipy etc (to keep this report short, I haven’t attached a list of all the packages here). since they (i.e. sxtevtmergertool and sxtmkarf) would need those python packages as auxiliary support. Also, one might need to initialize HEASoft every-time <text:span text:style-name="T41">one wishes to run those software in a new terminal. </text:span></text:p>
      <text:p text:style-name="P70">This section would be divided into two parts, SXT data analysis and LAXPC data analysis. Since I have done SXT analysis to begin with, I would be discussing the basic steps to obtaining the light curves and energy spectra from the level 2 data from SXT first. We would then move on to LAXPC analysis later in this section.</text:p>
      <text:p text:style-name="P69">In this section we would be discussing the steps to process the level 2 data obtained through the SXT pipeline. For starters, since I have done the SXT analysis till data (of writing this report) we would be discussing SXT data analysis at the start. <text:span text:style-name="T42">Assuming that all the above software are installed without any errors, let us look into the basic steps towards obtaining the light curves and the energy spectrum of the given level 2 data. </text:span></text:p>
      <text:p text:style-name="P71">Now th<text:span text:style-name="T43">e level 2 data that we were talking about comes in the following form (figure ). In order to save space the data is compressed. As mentioned above, I am using Ubuntu 16.04 LTS and hence, </text:span><text:soft-page-break/><text:span text:style-name="T43">the screen-shots are from the same. Once you have the data in such form, see to it that you extract it to a single file. This will be essential to list the clean event files mentioned later in the report. <text:s/></text:span></text:p>
      <text:p text:style-name="P72">Now, <text:span text:style-name="T44">each of the extracted files is one orbit with their respective GTI(s). Now, as mentioned above, each of these orbits have their clean event files, which may have one or more GTIs, the reason for that could be because GTIs are those timings which are considered “good” for observation (i.e. timings when there is minimal background events, and good Aspect solution), there could be several timings per orbit that would comply with those requirements. However, that’s just my hypothesis for now. </text:span></text:p>
      <text:p text:style-name="P102">However, we would have to merge those clean event files into one file file so that we could use it in Xselect to obtain the .pha, .im, .evt, and .lc files. For that we would have to use the python script called sxtevtmergertool, as mentioned previously. Now, in order for sxtevtmergertool to work, it needs the location of all the clean event files in one .txt file. Now, there are two ways to do it, </text:p>
      <text:p text:style-name="P73">1. You copy and paste the locations of each clean event files manually, or,</text:p>
      <text:p text:style-name="P73">2. You could <text:span text:style-name="T45">let linux do all the work and have it create a list for you at the location where you wish.</text:span></text:p>
      <text:p text:style-name="P74">Now, if you’re a fan of the good ol’ hard work then you are free to go for the first method. However, if you are a lazy person like me, you could use the second method to get the work done for you. Now, finding the clean event file is easy, </text:p>
      <text:p text:style-name="P74">1. Click on one of the files</text:p>
      <text:p text:style-name="P75"><text:span text:style-name="T45">2. Go to the file </text:span>\textbf{<text:span text:style-name="T45">sxt</text:span>}</text:p>
      <text:p text:style-name="P75"><text:span text:style-name="T45">3. There should only be one file in the folder, eg. </text:span>\textbf{<text:span text:style-name="T45">02740</text:span>}. <text:span text:style-name="T45">This is the orbit ID.</text:span></text:p>
      <text:p text:style-name="P74">4. There should be 2 folders and 1 file in it. Click on \textbf{sxt.01}.</text:p>
      <text:p text:style-name="P74">5. You would find many files in that folder. However, the file you are interested in has \textbf{_cl.evt} at the end of its name.</text:p>
      <text:p text:style-name="P74">6. Now, to copy the location of the file, just click on the file, then \textbf{ctrl+c}, then past it in any text editor. The location would look something like this, based on where you have your data.</text:p>
      <text:p text:style-name="P74">/home/ankush/Desktop/Data/Level_2_Crab/Extracted/20160331_T01_112T01_9000000406_level2_02740_V1.0/sxt/02740/sxt.01/AS1T01_112T01_9000000406sxtPC00_level2_cl.evt</text:p>
      <text:p text:style-name="P76">Now, there are many aspects to the above location that changes, in every orbit, and certain aspects, such as <text:span text:style-name="T45">\textbf{sxt}, \textbf{sxt.01} and the \textbf{cl.evt} that remain same, (apart from the \path{home/ankush/Desktop/Data/Level_2_Crab/Extracted/}). Now, in order to make a list we would be using the \textbf{-ls} command. The syntax goes something like this:</text:span></text:p>
      <text:p text:style-name="P77">ls \path{<text:span text:style-name="T45">/home/ankush/Desktop/Data/Level_2_Crab/Extracted/*/sxt/*/sxt.01/*_cl.evt</text:span>} &gt; list.txt</text:p>
      <text:p text:style-name="P78">Notice that we have changed certain sections of the location <text:span text:style-name="T46">and replaced them with * in the argument passed to ls. This tells the system to ignore changes in those “file names” and look for files with the mentioned (without *) names within them. The ls program would then make a list of </text:span><text:soft-page-break/><text:span text:style-name="T46">all the files (in this case, the clean event files) that comply with the above given argument and save it to list.txt in the directory where you are running this command. </text:span></text:p>
      <text:p text:style-name="P79">Now we have a list of all the clean event files which should look something like this when one opens the list.txt file. </text:p>
      <text:p text:style-name="P80">Now we can use this file with sxtevtmergertool to create a single clean event file to be able to use it in Xselect. Assuming that we have sxtevtmergertool installed properly, (one way to check that is to open the terminal and type sxtevtmerger -h command, on doing that we should get the help window of the sxtevtmergertool). </text:p>
      <text:p text:style-name="P81">Once we have confirmed that the merger tool is installed correctly, we can use the following command to get the clean event file. </text:p>
      <text:p text:style-name="P81">sxtevtmerger -f (location of the .txt file containing the list of all the cl.evt files) -s (name of the output cl.evt file)</text:p>
      <text:p text:style-name="P82">Now, looking at the list screen shot, you might have noticed that the first two clean event files have \path{PC00_level2_cl.evt} written towards the end of the file name. And the others have \path{FW0E_level2_cl.evt} as their ending. This means the ones with PC are PC mode data and the ones with FW are FW mode data. </text:p>
      <text:p text:style-name="P83">Create a separate file for PC and FW mode (you could name them PC.txt and FW.txt, or however you like) and copy the PC mode lines to PC.txt and FW mode lines to FW.txt. And then use sxt event merger tool on them to get separate clean event files for both PC and FW modes.</text:p>
      <text:p text:style-name="P90">Now that we have a Clean event file we are supposed to create a GTI time list file using the final clean event file. <text:s/>We do this by using the FV command. We need to open a new terminal within the same working directory and type:</text:p>
      <text:p text:style-name="P90">fv</text:p>
      <text:p text:style-name="P90">This will open a new window where it will first prompt us to open the cl.evt file we created in the previous section. We are supposed to open it, and such a dialogue box will open:</text:p>
      <text:p text:style-name="P91">Now, in the third row, (index 2) with the extension STDGTI, we are supposed to click on the all button on the right, under the column “view”. On doing that, we obtain Figure 14(b). It is a list of all the Good time intervals in our clean event file. <text:span text:style-name="T47">Notice that we had 36 orbits worth of data, we got 42 GTIs. </text:span></text:p>
      <text:p text:style-name="P92">Advisable </text:p>
      <text:p text:style-name="P84">Now that we have separate clean event files for both FW and PC mode, we can move ahead with Xselect. The steps of analysis for both PC and FW modes are the same, only with minor differences which I would mention as the need arises. </text:p>
      <text:p text:style-name="P85">Now, it is always advisable to use xselect and xspec in separate directories so as to avoid confusion, since both these software generate a lot of files that might create a cluster of files in the directory where you are working, However, that is just my approach, and is subject to debate. </text:p>
      <text:p text:style-name="P86"><text:soft-page-break/>Once the Xselect terminal is open, Xselect will prompt you to enter the session name. This is just the name of the session and is up-to the user to decide the session name. In my case it was Session_trial_1. Remember space doesn’t work and hence \path{_} is advisable.</text:p>
      <text:p text:style-name="P85">Now let us start by selecting the clean even file we made, for FW mode or for PC mode. The way we do that is to first use the command </text:p>
      <text:p text:style-name="P87">Xselect will then prompt us for the directory of the clean event file, here we are supposed to enter the directory location of the clean event file, and not the file itself.</text:p>
      <text:p text:style-name="P88">Now, we are ready to analyze PC/FW mode data. Up until now the steps are the same for both modes. First we would start off by extracting the data from the clean event files, data includes everything, i.e. img, evt, lc, pha, etc. files as we had discussed previously. The command to do that would be:</text:p>
      <text:p text:style-name="P89">This stands for extract all. The commands of HEASoft can be written in short form as well, as long as they are not ambiguous. </text:p>
      <text:p text:style-name="P89">Now, the first thing we need to check is whether the data is proper or not, <text:span text:style-name="T48">we would do that by plotting the image using the command:</text:span></text:p>
      <text:p text:style-name="P93">Now, it is quite prominent by looking at the images that the data we have is skewed. i.e. There are certain GTIs in the list that are when the telescope wasn’t pointing towards the source, or, when the telescope hadn’t completed the slew to the object. However, we also see that there are certain GTIs that have the object at the center. We will be needing those GTIs. This is where it could get a bit tricky, since now, we are supposed to eliminate the bad GTIs. There are many ways of doing the said task. We could isolate different sets of GTIs by opening the time list file we got from fv, and select different sets of GTIs (first five GTIs become one set, the second five become the second set, so on and so forth), and save them <text:span text:style-name="T49">in different .txt files. We do the same for both PC and FW modes. (note that it is not mandatory that we select GTIs in the sets of 5 only, we could take sets of 2, 3, 4 etc. depending on the number of GTIs we have) A rule of thumb would be that since it is the initial stages of the observation that the telescope hasn’t slewed properly to the object, the initial GTIs have a higher chance of being skewed (however, it is not compulsory). Once we have the time files, we use the following command to filter out (filter every other GTIs out other than the ones mentioned in the list) the time interval:</text:span></text:p>
      <text:p text:style-name="P94">Now, all the while we are filtering, we need to check the light curve as well, for the GTI set we are plotting. We plot the Light curve using the following command: </text:p>
      <text:p text:style-name="P94">The light curve, as mentioned previously, is <text:span text:style-name="T50">a plot of intensity with time. If there are any intensity peaks in the light curve, it would suggest that the GTI where this peak occurs is a bad GTI. A good time interval from a bad time interval can be differentiated as follows: </text:span></text:p>
      <text:p text:style-name="P95">After performing the GTI filter, we should now have a set of GTIs that are 1). Not Skewed, and 2). Do not have unnatural peaks in intensity (something that isn’t supposed to be there, however, the details are debatable, and out of the scope of this report, for now).</text:p>
      <text:p text:style-name="P95"/>
      <text:p text:style-name="P95"/>
      <text:p text:style-name="P95"><text:soft-page-break/>After applying the necessary time filters, extracting everything and plotting the image again, should give us the following frames;</text:p>
      <text:p text:style-name="P96">Now that we are done with time filtering we need to apply region filters to the above before the output becomes usable for Xspec. In order to perform region filtering we first need the regions file. A region file (with an extension .reg) is a two dimensional filter that can be used to include or exclude data from a given file. They are read and created using SAO ds9. In order to create regions file, we need to plot the image, <text:span text:style-name="T51">click on edit, in the section where none is selected by default, select region, then in the same tool bar, click on region, a menu drops down, click on shape, and select annulus, i.e. a region of the shape of a ring, once done left-click on the image, and we should see a green (by default) color ring appear where we had clicked. Click on that ring, and now you can adjust the radius of both, the inner and outer circle of the ring. Once you have selected the ring, on the quick access panel, click on the region section, within which click on the information button. We would then see a small window pop up, which would give me the radius of the inner and outer circle in degrees. Click on the “degrees” button and select arcmin, i.e. arc minutes. </text:span></text:p>
      <text:p text:style-name="P97">Now, this is where we have different ways of selecting the regions. </text:p>
      <text:p text:style-name="P97">For FW mode, the regions have to be with; </text:p>
      <text:p text:style-name="P97">1. 5 am outer circle radius and no exclusion from the center <text:span text:style-name="T52">(</text:span>us<text:span text:style-name="T52">ing</text:span> a circular region instead of an annulus<text:span text:style-name="T52">)</text:span> <text:span text:style-name="T52">and,</text:span></text:p>
      <text:p text:style-name="P97">2. 5 am outer circle radius with 1 am central exclusion. Meaning, the outer radius of the annulus is 5 am <text:span text:style-name="T52">and the inner radius of the annulus is 1 am. </text:span></text:p>
      <text:p text:style-name="P98">For PC mode, the regions have to be with;</text:p>
      <text:p text:style-name="P98">1. 16 am outer circle radius and 1 am inner circle radius.</text:p>
      <text:p text:style-name="P98">2. 16 am outer circle radius and 2 am inner circle radius.</text:p>
      <text:p text:style-name="P98">3. 16 am outer circle radius and 3 am inner circle radius.</text:p>
      <text:p text:style-name="P98"/>
      <text:p text:style-name="P99">Once generated, we need to save them with names discernible amongst other region files. Now, we would have to apply these region filters using the command:</text:p>
      <text:p text:style-name="P99">Note; to avoid bugs in the output files, it is advisable to apply one region filter, save the output (discussed later), quit, open xselect again, open the clean event file, use the time filter that was selected previously as the Good GTI filter, then apply the second filter, save, rinse and repeat for all the regions (2 for FW and 3 for PC mode). </text:p>
      <text:p text:style-name="P99">The output of the above operations would be as follows:</text:p>
      <text:p text:style-name="P100">Once the region filtering is done, and we have obtained the images as mentioned above, we are supposed to save each outputs with the command: </text:p>
      <text:p text:style-name="P100">The above command will save the light curve as a .lc file, the image as a .img file, the spectrum as a .pha file and the event as a .evt file. </text:p>
      <text:p text:style-name="P101"><text:soft-page-break/>Note that on region filtering and then plotting the image we might not get the same output as shown above, what I have shown in Figure 21 and 22 are what you would see on opening the spectrum file (i.e. the .pha file) in ds9. </text:p>
      <text:p text:style-name="P101"/>
      <text:p text:style-name="P103">Now that we have <text:span text:style-name="T53">extracted</text:span> the <text:span text:style-name="T53">spectrum files we can move on to spectral analysis using Xspec. There are in particular four files we need as inputs for Xspec. </text:span></text:p>
      <text:p text:style-name="P104">1. The spectral file i.e. the pha file</text:p>
      <text:p text:style-name="P104">2. The Background pha file</text:p>
      <text:p text:style-name="P104">3. The response file, i.e. the rmf file, and </text:p>
      <text:p text:style-name="P104">4. The Auxiliary response file, i.e. arf file.</text:p>
      <text:p text:style-name="P104">The spectral file, as discussed previously, contains <text:span text:style-name="T54">the point based count histogram obtained from an X ray observation, representing the integrated charge per pixel from an event. </text:span></text:p>
      <text:p text:style-name="P105">Similarly, the background file contains the background counts observed by the satellite. And looks something like the image shown here. Other than the occasional background flares, the background <text:s/>soft cosmic x-rays and cosmic ray induced events are relatively constant and do not change much over time (meaning, their behavior is quite predictable), <text:span text:style-name="T55">the background pha file doesn't really need any change. </text:span></text:p>
      <text:p text:style-name="P106"><text:span text:style-name="T54">The Redistribution Matrix File (rmf) file contains the probability map of all the pixels to detect an event when a X ray photon is incident on the sensor. This is sensor dependent and hence remains the same for a particular sensor. In other words, rmf maps form the energy space into detector pulse height (or position) space. An ARF (Auxiliary Response File) is needed with an RMF to produce the input spectrum </text:span><text:span text:style-name="T23">weighted by telescope area and detector efficiencies vs. energy.</text:span></text:p>
      <text:p text:style-name="P107">The Auxiliary Response File (or arf) <text:span text:style-name="T56">contains the combined telescope/detector/filter effective areas (because of reflectivity and vignetting and other such effects, the geometric area of the telescope is reduced to an effective area), and the quantum efficiency of the detector as a function of energy averaged over time (and therefore over aspect solution). This means that a bad aspect solution data would give skewed values. Hence it is necessary for us to use tools like SXTMKARF in order to correct for this error, by generating arf files which are off-axis (to match up with the bad aspect data) using the pha files from the data we extracted from Xselect. </text:span></text:p>
      <text:p text:style-name="P108">Based on the aforementioned discussion on the types of files needed for Xspec to work; Xspec uses those files as follows:</text:p>
      <text:p text:style-name="P109">In order to an observed spectrum, Xspec uses two files, The input pha file (or in better terms the data file) containing D(I), and the background file containing B(I). Both being a function of the energy channel I. The data file tells Xspec how many data counts was detected by the instrument in a given channel and the background file tells the same for background photons in a given channel. Xspec then uses the back file to obtain a set of background subtracted spectra C(I) in units of counts per second. The background subtracted count rate is given by (for each spectrum);</text:p>
      <text:p text:style-name="P109"/>
      <text:p text:style-name="P110"><text:soft-page-break/>where D(I) and B(I) are counts in data and background files, ${t_D}$ and ${t_B}$ are exposure times in the data and background files, ${b_{D(I)}}$ and ${b_{B(I)}}$ are background scaling values from data and background files and ${a_{D(I)}}$ and ${a_{B(I)}}$ <text:s/>are area scaling values from data and background files, which together (both area and background scaling) refer the background flux to the same area of the observation as necessary. When this is done, Xspec has an observed spectrum to which the model spectrum can be fit. </text:p>
      <text:p text:style-name="P110"/>
      <text:p text:style-name="P111">Before Xspec can perform any prediction, Xspec must know the specific characteristics of the instrument. This information is known as the detector response. Recall that for each spectrum the response R(I, E) is proportional to the probability that an incoming photon of energy E will be detected in channel I. As such, the response is a continuous function of E. This continuous function is converted to a discrete function by the creator of a response matrix who defines the energy ranges $E_j$ such that:</text:p>
      <text:p text:style-name="P112">Xspec reads both energy ranges $E_<text:tab/>J$ and the response matrix $R_D (I,J)$ from a response file in a compressed format that only stores non zero elements. </text:p>
      <text:p text:style-name="P112">XSPEC also includes an option to use an auxiliary response file, which contains an array $A_D (J)$ that is multiplied into $R_D (I, J)$ as follows:</text:p>
      <text:p text:style-name="P113">and is in units of photons/$cm^2$ /s. XSPEC allows the construction of composite models consisting of additive components representing X-ray sources (e.g.,power-laws, blackbodies, and so forth), multiplicative components, which modify additive components by an energy-dependent factor (e.g., photoelectric absorption, edges, ...). Convolution and mixing models can then perform sophisticated operations on the result. Models are defined in algebraic notation.</text:p>
      <text:p text:style-name="P113"/>
      <text:p text:style-name="P114">We first start by initializing heasoft (as we do for Xselect) and then we initialize xspec. Once done, we should see a terminal like this:</text:p>
      <text:p text:style-name="P115">To check whether the data is initialized correctly, we type the following command:</text:p>
      <text:p text:style-name="P115">If we get an output as follows; then we know that the data has been accepted by Xspec.</text:p>
      <text:p text:style-name="P116">We now need to set the plot to an energy scale so that we get the normalized count (i.e. counts compared to the reference level set by the rmf and arf files) with energy <text:span text:style-name="T57">in KeV</text:span>. <text:span text:style-name="T57">This is done by using the command:</text:span></text:p>
      <text:p text:style-name="P117">Now, since the energy sensitivity range of SXT is 0.3 to 8.0 KeV, anything other than that would be meaningless data. However, the signal to noise ratio towards the ends of the energy ranges is high, hence it is advisable that we consider only the central region of the spectrum. We do the above using the following command:</text:p>
      <text:p text:style-name="P119">logarithmic data <text:span text:style-name="T58">normalization emission explosions source hypothesize analyzing </text:span></text:p>
      <text:p text:style-name="P119"/>
      <text:p text:style-name="P120">What do I mean when I say off-axis? Now, when the telescope is collecting data, there is a finite probability that the data that we receive <text:span text:style-name="T59">might be off-axis, when compared to the telescope axis, </text:span><text:soft-page-break/><text:span text:style-name="T59">meaning, the peak data wont be at the center of the sensor. Now, recall that the effective area, and the quantum efficiency is multiplied together to obtain the arf. Now, since the quantum efficiency depends on the aspect solution (which in turn means how well the telescope is pointing towards the object and how well it is able to track the object), any off centered object would cause changes in the ultimate result. Hence a tool such as sxtmkarf is used to generate an OGIP style Auxiliary Response File which would have its center as the object’s center and not the telescope’s axis. In FW mode this shouldn’t make much difference, however, in PC mode this would make a considerable difference. </text:span></text:p>
      <text:p text:style-name="P121">Now in order to generate an off-axis arf from the given on axis arf, we <text:span text:style-name="T61">just need two files, the on axis arf, and the sensor rmf. <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 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6:41:14.338306470</meta:creation-date>
    <dc:date>2017-10-20T21:14:48.393868548</dc:date>
    <meta:editing-duration>P1DT12H50M36S</meta:editing-duration>
    <meta:editing-cycles>20</meta:editing-cycles>
    <meta:generator>LibreOffice/5.1.6.2$Linux_X86_64 LibreOffice_project/10m0$Build-2</meta:generator>
    <meta:document-statistic meta:table-count="0" meta:image-count="0" meta:object-count="0" meta:page-count="17" meta:paragraph-count="185" meta:word-count="9280" meta:character-count="53194" meta:non-whitespace-character-count="44009"/>
  </office:meta>
</office:document-meta>
</file>